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54151"/>
    </style:style>
    <style:style style:name="P2" style:family="paragraph" style:parent-style-name="Standard">
      <style:text-properties officeooo:rsid="000478e9" officeooo:paragraph-rsid="0026bb97"/>
    </style:style>
    <style:style style:name="P3" style:family="paragraph" style:parent-style-name="Standard">
      <style:paragraph-properties fo:text-align="center" style:justify-single-word="false"/>
      <style:text-properties officeooo:paragraph-rsid="00254151"/>
    </style:style>
    <style:style style:name="T1" style:family="text">
      <style:text-properties officeooo:rsid="00254151"/>
    </style:style>
    <style:style style:name="T2" style:family="text">
      <style:text-properties officeooo:rsid="00063a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ADERSHIP STYLES</text:p>
      <text:p text:style-name="P1"><text:line-break/>Group psychology and individual proficiency of tasks mature as they gain experience. In different phases of group cohesion and individual proficiency, you need to lead in different ways.<text:line-break/><text:line-break/>These four leadership styles are quite different, and you need to use all of them when leading a swarm, reading each situation and applying the corresponding style. </text:p>
      <text:p text:style-name="P1"/>
      <text:p text:style-name="P1">A frequent comparison of these leadership styles is the progression of the narrative in the movie Karate<text:line-break/>Kid (the original, not the remake), and the combination of these styles and the ability to shift between them has been described as situational leadership.</text:p>
      <text:p text:style-name="P1"><text:line-break/>It is a vital part of the leadership role to personally train those who regard you as their leader. </text:p>
      <text:p text:style-name="P1"/>
      <text:p text:style-name="P1">When somebody is entirely unskilled in an art, you need to give direct, specific, and explicit instructions. <text:s/>Hold his or her hand entirely. At this stage, you need to focus on the actions to take and<text:line-break/>how to do them properly, rather than explaining their purpose in the greater scheme of things.<text:line-break/>— Paint fence. Up, down, up, down. Strong wrist.<text:line-break/>— Wax on, wax off.</text:p>
      <text:p text:style-name="P1"><text:line-break/>In a swarm scenario, we observe that direct instructions for donations yield much greater results than vague ones. The more decisions you leave up to the reader when doing a call for donations, the<text:line-break/>less money you’ll get. For example,<text:line-break/>— We are out of flyers. It’s a luxury problem, as we are handing out more than we thought possible, but it is still a problem. Help us! Log onto your bank and transfer 25 euros into account 555-1337-31337 right now, exactly just right now! will yield a result almost an order of magnitude stronger than this version:<text:line-break/>— We’d appreciate if you’d help us fund our handout materials. Please donate any amount you would like to contribute to account 555-1337-31337 at any time in the near future. The difference in results lies in the very specific instructions. Every degree of uncertainty leads to inaction at this stage. If you make people comfortable with acting, and lower the bar as far as you can for people to take action within their comfort zone, then things will happen just as you instruct.</text:p>
      <text:p text:style-name="P1"><text:line-break/>Vary your leadership style with people’s experience of the topic at hand. Same thing with handing out flyers, as we discussed in the last chapter. You need to make sure that every flyer handout is preceded by a very direct and inclusive instruction detailing every part of handing out, like the instructions described in that chapter. This is direct leadership. </text:p>
      <text:p text:style-name="P1"/>
      <text:p text:style-name="P1">The next stage and type of leadership is applied when people have mastered the basic actions, but are getting frustrated over their lack of context. They don’t see the road ahead and don’t feel progress. At this stage, you need to drop the direct hand holding leadership and encourage and explain why these actions lead to positive results.<text:line-break/>— You’re not teaching me karate! You’re just using me to paint your<text:line-break/>fence and wax your car!<text:line-break/>— Show me: wax on!<text:line-break/></text:p>
      <text:p text:style-name="P1"/>
      <text:p text:style-name="P1"/>
      <text:p text:style-name="P1"><text:soft-page-break/>The third stage comes when somebody is proficient in the skills needed, but still not in his or her comfort zone. He or she has the skills and the ability to deliver, but just doesn’t know it yet. This<text:line-break/>makes for yet a third type of leadership, which basically is endless<text:line-break/>— I’m never going to be any good at this! (makes a backflip from standstill)<text:line-break/></text:p>
      <text:p text:style-name="P1">Finally, the fourth and final stage is when somebody is self-motivated and self-reliant. At that point, he or she has more or less ascended to be your equal and doesn’t require much in the way of maintenance. The only important thing is that you periodically recognize him or her when he or she walks an extra mile. In this scenario, the one thing to keep in mind is that you recognize an extra mile only when it really is an extra mile — nobody in the fourth stage wants to be commended for performing trivial and routine tasks well.</text:p>
      <text:p text:style-name="P1"><text:line-break/><text:span text:style-name="T1">Y</text:span>ou also need to pay attention to how groups form and mature. Groups, too, will pass through stages. When new people first meet in a working environment, you can observe them being very polite and friendly with one another. If somebody appears offended, apologies follow immediately. These are symptoms of a group that cannot yet deliver effectively. Politeness is a sign of an inefficient group that hasn’t learned how to work as a team; people are keeping distance. Over time, as these individuals learn to work together, they also explore where their limits go, and these limits of people’s roles will start to collide and flow into one another. This is when they start fighting between themselves over rules and culture in the group. This is a significant step forward from over friendly politeness and<text:line-break/>shows that the group is well on its way to becoming a well-functioning team. Finally, in the third phase, you see nothing of the clearly marked distances that were there at the outset. A functioning team can be<text:line-break/>observed by everybody seeming to know what to do without anybody spelling it out; the group has learned how to work together. (If new people are added to the mix, the group temporarily reverts<text:line-break/>into determining roles, culture, and boundaries.) You need to be aware of these group phases in group psychology, and, in particular, you need to know that a small amount of conflict is actually a step of progress. A group that remains polite to each other has not learned to work well together </text:p>
      <text:p text:style-name="Standard"/>
      <text:p text:style-name="Standard"/>
      <text:p text:style-name="Standard"/>
      <text:p text:style-name="Standard"/>
      <text:p text:style-name="P2">This is a <text:span text:style-name="T2">live</text:span> document that is being updated as we go. It cannot be used to beat somebody over the head because a certain part can be read a certain way: the important thing is the spirit and not the le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Sewell</meta:initial-creator>
    <meta:creation-date>2017-11-28T19:42:18.457000000</meta:creation-date>
    <dc:date>2017-12-06T15:45:03.203000000</dc:date>
    <dc:creator>Steven Sewell</dc:creator>
    <meta:editing-duration>P2DT8H47M52S</meta:editing-duration>
    <meta:editing-cycles>5</meta:editing-cycles>
    <meta:generator>LibreOffice/5.2.3.3$Windows_x86 LibreOffice_project/d54a8868f08a7b39642414cf2c8ef2f228f780cf</meta:generator>
    <meta:document-statistic meta:table-count="0" meta:image-count="0" meta:object-count="0" meta:page-count="2" meta:paragraph-count="12" meta:word-count="964" meta:character-count="5540" meta:non-whitespace-character-count="4566"/>
  </office:meta>
</office:document-meta>
</file>